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66mm"/>
    </style:style>
    <style:style style:name="co2" style:family="table-column">
      <style:table-column-properties fo:break-before="auto" style:column-width="70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Sensor</text:p>
          </table:table-cell>
          <table:table-cell office:value-type="string" calcext:value-type="string">
            <text:p>Count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Tenison Ro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9" calcext:value-type="float">
            <text:p>13069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Coleridge R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70" calcext:value-type="float">
            <text:p>13070</text:p>
          </table:table-cell>
          <table:table-cell/>
        </table:table-row>
        <table:table-row table:style-name="ro1">
          <table:table-cell office:value-type="string" calcext:value-type="string">
            <text:p>S1 </text:p>
          </table:table-cell>
          <table:table-cell office:value-type="string" calcext:value-type="string">
            <text:p>Mill Road 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71" calcext:value-type="float">
            <text:p>13071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inary Roa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072" calcext:value-type="float">
            <text:p>13072</text:p>
          </table:table-cell>
          <table:table-cell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herry Hinton Roa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073" calcext:value-type="float">
            <text:p>13073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tation Ro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47" calcext:value-type="float">
            <text:p>13047</text:p>
          </table:table-cell>
          <table:table-cell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East Road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075" calcext:value-type="float">
            <text:p>13075</text:p>
          </table:table-cell>
          <table:table-cell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ldams La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076" calcext:value-type="float">
            <text:p>13076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ill Road 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077" calcext:value-type="float">
            <text:p>13077</text:p>
          </table:table-cell>
          <table:table-cell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vonshire Road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078" calcext:value-type="float">
            <text:p>13078</text:p>
          </table:table-cell>
          <table: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Milton Roa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079" calcext:value-type="float">
            <text:p>13079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Hills Road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080" calcext:value-type="float">
            <text:p>13080</text:p>
          </table:table-cell>
          <table: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Newmarket Road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081" calcext:value-type="float">
            <text:p>13081</text:p>
          </table:table-cell>
          <table:table-cell office:value-type="string" calcext:value-type="string">
            <text:p>Same location as 7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Histon Road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082" calcext:value-type="float">
            <text:p>13082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/>
          <table:table-cell office:value-type="string" calcext:value-type="string">
            <text:p>Perne Roa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083" calcext:value-type="float">
            <text:p>13083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Perne Roa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086" calcext:value-type="float">
            <text:p>130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3083/13086</text:p>
          </table:table-cell>
          <table:table-cell office:value-type="string" calcext:value-type="string">
            <text:p>Same location as 14, 13083 has no data</text:p>
          </table:table-cell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ocation=null, countlines=[]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2:18.993471684</meta:creation-date>
    <dc:date>2019-06-03T16:50:33.234134209</dc:date>
    <meta:editing-duration>PT16M33S</meta:editing-duration>
    <meta:editing-cycles>1</meta:editing-cycles>
    <meta:document-statistic meta:table-count="1" meta:cell-count="89" meta:object-count="0"/>
    <meta:generator>LibreOffice/6.1.1.2$MacOSX_X86_64 LibreOffice_project/5d19a1bfa650b796764388cd8b33a5af1f5baa1b</meta:generator>
  </office:meta>
</office:document-meta>
</file>